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Caption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aption.TableCaption( FONode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bleCaption.end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bleCaption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aption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aption.validateChildNode( Locator loc , String nsURI , String local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